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89479166666667cm" style:use-optimal-column-width="true"/>
    </style:style>
    <style:style style:name="co2" style:family="table-column">
      <style:table-column-properties fo:break-before="auto" style:column-width="2.43416666666667cm" style:use-optimal-column-width="true"/>
    </style:style>
    <style:style style:name="co3" style:family="table-column">
      <style:table-column-properties fo:break-before="auto" style:column-width="5.34458333333333cm" style:use-optimal-column-width="true"/>
    </style:style>
    <style:style style:name="co4" style:family="table-column">
      <style:table-column-properties fo:break-before="auto" style:column-width="5.76791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emio_aro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Usuario swgoh</text:p>
          </table:table-cell>
          <table:table-cell office:value-type="string" table:style-name="ce1">
            <text:p>Codigo aliado</text:p>
          </table:table-cell>
          <table:table-cell office:value-type="string" table:style-name="ce1">
            <text:p>comando kryat</text:p>
          </table:table-cell>
          <table:table-cell office:value-type="string" table:style-name="ce1">
            <text:p>Usuario Telegra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J3017</text:p>
          </table:table-cell>
          <table:table-cell office:value-type="float" office:value="336193742" table:style-name="ce1">
            <text:p>336193742</text:p>
          </table:table-cell>
          <table:table-cell office:value-type="string" table:style-name="ce1">
            <text:p>/krayt max allycode: 336193742</text:p>
          </table:table-cell>
          <table:table-cell office:value-type="string" table:style-name="ce1">
            <text:p>https://t.me/rj30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antizek Haruv</text:p>
          </table:table-cell>
          <table:table-cell office:value-type="float" office:value="447693819" table:style-name="ce1">
            <text:p>447693819</text:p>
          </table:table-cell>
          <table:table-cell office:value-type="string" table:style-name="ce1">
            <text:p>/krayt max allycode: 447693819</text:p>
          </table:table-cell>
          <table:table-cell office:value-type="string" table:style-name="ce1">
            <text:p>https://t.me/frantize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akoEnte</text:p>
          </table:table-cell>
          <table:table-cell office:value-type="float" office:value="152436162" table:style-name="ce1">
            <text:p>152436162</text:p>
          </table:table-cell>
          <table:table-cell office:value-type="string" table:style-name="ce1">
            <text:p>/krayt max allycode: 152436162</text:p>
          </table:table-cell>
          <table:table-cell office:value-type="string" table:style-name="ce1">
            <text:p>https://t.me/juako_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co</text:p>
          </table:table-cell>
          <table:table-cell office:value-type="float" office:value="956273355" table:style-name="ce1">
            <text:p>956273355</text:p>
          </table:table-cell>
          <table:table-cell office:value-type="string" table:style-name="ce1">
            <text:p>/krayt max allycode: 956273355</text:p>
          </table:table-cell>
          <table:table-cell office:value-type="string" table:style-name="ce1">
            <text:p>https://t.me/pacos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cloud</text:p>
          </table:table-cell>
          <table:table-cell office:value-type="float" office:value="711337168" table:style-name="ce1">
            <text:p>711337168</text:p>
          </table:table-cell>
          <table:table-cell office:value-type="string" table:style-name="ce1">
            <text:p>/krayt max allycode: 711337168</text:p>
          </table:table-cell>
          <table:table-cell office:value-type="string" table:style-name="ce1">
            <text:p>https://t.me/mmclou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toKenobi</text:p>
          </table:table-cell>
          <table:table-cell office:value-type="float" office:value="371387947" table:style-name="ce1">
            <text:p>371387947</text:p>
          </table:table-cell>
          <table:table-cell office:value-type="string" table:style-name="ce1">
            <text:p>/krayt max allycode: 371387947</text:p>
          </table:table-cell>
          <table:table-cell office:value-type="string" table:style-name="ce1">
            <text:p>https://t.me/netokenob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hugo</text:p>
          </table:table-cell>
          <table:table-cell office:value-type="float" office:value="583643412" table:style-name="ce1">
            <text:p>583643412</text:p>
          </table:table-cell>
          <table:table-cell office:value-type="string" table:style-name="ce1">
            <text:p>/krayt max allycode: 583643412</text:p>
          </table:table-cell>
          <table:table-cell office:value-type="string" table:style-name="ce1">
            <text:p>https://t.me/victor_mahu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il Karlit</text:p>
          </table:table-cell>
          <table:table-cell office:value-type="float" office:value="252188737" table:style-name="ce1">
            <text:p>252188737</text:p>
          </table:table-cell>
          <table:table-cell office:value-type="string" table:style-name="ce1">
            <text:p>/krayt max allycode: 252188737</text:p>
          </table:table-cell>
          <table:table-cell office:value-type="string" table:style-name="ce1">
            <text:p>https://t.me/carlos_hidalgo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1naryS0ul</text:p>
          </table:table-cell>
          <table:table-cell office:value-type="float" office:value="766565155" table:style-name="ce1">
            <text:p>766565155</text:p>
          </table:table-cell>
          <table:table-cell office:value-type="string" table:style-name="ce1">
            <text:p>/krayt max allycode: 766565155</text:p>
          </table:table-cell>
          <table:table-cell office:value-type="string" table:style-name="ce1">
            <text:p>https://t.me/b1narys0u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srrat</text:p>
          </table:table-cell>
          <table:table-cell office:value-type="float" office:value="285517232" table:style-name="ce1">
            <text:p>285517232</text:p>
          </table:table-cell>
          <table:table-cell office:value-type="string" table:style-name="ce1">
            <text:p>/krayt max allycode: 285517232</text:p>
          </table:table-cell>
          <table:table-cell office:value-type="string" table:style-name="ce1">
            <text:p>https://t.me/test_de_3mb4r4z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stropekador</text:p>
          </table:table-cell>
          <table:table-cell office:value-type="float" office:value="311531316" table:style-name="ce1">
            <text:p>311531316</text:p>
          </table:table-cell>
          <table:table-cell office:value-type="string" table:style-name="ce1">
            <text:p>/krayt max allycode: 311531316</text:p>
          </table:table-cell>
          <table:table-cell office:value-type="string" table:style-name="ce1">
            <text:p>https://t.me/josekark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chael Barroso</text:p>
          </table:table-cell>
          <table:table-cell office:value-type="float" office:value="685715192" table:style-name="ce1">
            <text:p>685715192</text:p>
          </table:table-cell>
          <table:table-cell office:value-type="string" table:style-name="ce1">
            <text:p>/krayt max allycode: 685715192</text:p>
          </table:table-cell>
          <table:table-cell office:value-type="string" table:style-name="ce1">
            <text:p>https://t.me/michael_barros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ni Fakie zed</text:p>
          </table:table-cell>
          <table:table-cell office:value-type="float" office:value="443164238" table:style-name="ce1">
            <text:p>443164238</text:p>
          </table:table-cell>
          <table:table-cell office:value-type="string" table:style-name="ce1">
            <text:p>/krayt max allycode: 443164238</text:p>
          </table:table-cell>
          <table:table-cell office:value-type="string" table:style-name="ce1">
            <text:p>https://t.me/fakiez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dix</text:p>
          </table:table-cell>
          <table:table-cell office:value-type="float" office:value="619159633" table:style-name="ce1">
            <text:p>619159633</text:p>
          </table:table-cell>
          <table:table-cell office:value-type="string" table:style-name="ce1">
            <text:p>/krayt max allycode: 619159633</text:p>
          </table:table-cell>
          <table:table-cell office:value-type="string" table:style-name="ce1">
            <text:p>https://t.me/radix5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gar Rex</text:p>
          </table:table-cell>
          <table:table-cell office:value-type="float" office:value="567937686" table:style-name="ce1">
            <text:p>567937686</text:p>
          </table:table-cell>
          <table:table-cell office:value-type="string" table:style-name="ce1">
            <text:p>/krayt max allycode: 567937686</text:p>
          </table:table-cell>
          <table:table-cell office:value-type="string" table:style-name="ce1">
            <text:p>https://t.me/jogarre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Ã˜RD RÃ‚ÄŒÃ˜Ã˜N</text:p>
          </table:table-cell>
          <table:table-cell office:value-type="float" office:value="572741518" table:style-name="ce1">
            <text:p>572741518</text:p>
          </table:table-cell>
          <table:table-cell office:value-type="string" table:style-name="ce1">
            <text:p>/krayt max allycode: 572741518</text:p>
          </table:table-cell>
          <table:table-cell office:value-type="string" table:style-name="ce1">
            <text:p>https://t.me/israthenefili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iarw</text:p>
          </table:table-cell>
          <table:table-cell office:value-type="float" office:value="465822915" table:style-name="ce1">
            <text:p>465822915</text:p>
          </table:table-cell>
          <table:table-cell office:value-type="string" table:style-name="ce1">
            <text:p>/krayt max allycode: 465822915</text:p>
          </table:table-cell>
          <table:table-cell office:value-type="string" table:style-name="ce1">
            <text:p>https://t.me/guiar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iula Dourshe</text:p>
          </table:table-cell>
          <table:table-cell office:value-type="float" office:value="223384913" table:style-name="ce1">
            <text:p>223384913</text:p>
          </table:table-cell>
          <table:table-cell office:value-type="string" table:style-name="ce1">
            <text:p>/krayt max allycode: 223384913</text:p>
          </table:table-cell>
          <table:table-cell office:value-type="string" table:style-name="ce1">
            <text:p>https://t.me/viuladoursh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llercin</text:p>
          </table:table-cell>
          <table:table-cell office:value-type="float" office:value="859956137" table:style-name="ce1">
            <text:p>859956137</text:p>
          </table:table-cell>
          <table:table-cell office:value-type="string" table:style-name="ce1">
            <text:p>/krayt max allycode: 859956137</text:p>
          </table:table-cell>
          <table:table-cell office:value-type="string" table:style-name="ce1">
            <text:p>https://t.me/killerc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atres</text:p>
          </table:table-cell>
          <table:table-cell office:value-type="float" office:value="993993262" table:style-name="ce1">
            <text:p>993993262</text:p>
          </table:table-cell>
          <table:table-cell office:value-type="string" table:style-name="ce1">
            <text:p>/krayt max allycode: 993993262</text:p>
          </table:table-cell>
          <table:table-cell office:value-type="string" table:style-name="ce1">
            <text:p>https://t.me/fratr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sterfrost2</text:p>
          </table:table-cell>
          <table:table-cell office:value-type="float" office:value="969128116" table:style-name="ce1">
            <text:p>969128116</text:p>
          </table:table-cell>
          <table:table-cell office:value-type="string" table:style-name="ce1">
            <text:p>/krayt max allycode: 969128116</text:p>
          </table:table-cell>
          <table:table-cell office:value-type="string" table:style-name="ce1">
            <text:p>https://t.me/misterfrost19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ibowL</text:p>
          </table:table-cell>
          <table:table-cell office:value-type="float" office:value="855448498" table:style-name="ce1">
            <text:p>855448498</text:p>
          </table:table-cell>
          <table:table-cell office:value-type="string" table:style-name="ce1">
            <text:p>/krayt max allycode: 855448498</text:p>
          </table:table-cell>
          <table:table-cell office:value-type="string" table:style-name="ce1">
            <text:p>https://t.me/peibow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boom</text:p>
          </table:table-cell>
          <table:table-cell office:value-type="float" office:value="434586126" table:style-name="ce1">
            <text:p>434586126</text:p>
          </table:table-cell>
          <table:table-cell office:value-type="string" table:style-name="ce1">
            <text:p>/krayt max allycode: 434586126</text:p>
          </table:table-cell>
          <table:table-cell office:value-type="string" table:style-name="ce1">
            <text:p>https://t.me/pobe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thony Darthsoul</text:p>
          </table:table-cell>
          <table:table-cell office:value-type="float" office:value="445383128" table:style-name="ce1">
            <text:p>445383128</text:p>
          </table:table-cell>
          <table:table-cell office:value-type="string" table:style-name="ce1">
            <text:p>/krayt max allycode: 445383128</text:p>
          </table:table-cell>
          <table:table-cell office:value-type="string" table:style-name="ce1">
            <text:p>https://t.me/protu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risto</text:p>
          </table:table-cell>
          <table:table-cell office:value-type="float" office:value="142631269" table:style-name="ce1">
            <text:p>142631269</text:p>
          </table:table-cell>
          <table:table-cell office:value-type="string" table:style-name="ce1">
            <text:p>/krayt max allycode: 142631269</text:p>
          </table:table-cell>
          <table:table-cell office:value-type="string" table:style-name="ce1">
            <text:p>https://t.me/hristoaroay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quilÃ³n</text:p>
          </table:table-cell>
          <table:table-cell office:value-type="float" office:value="539432138" table:style-name="ce1">
            <text:p>539432138</text:p>
          </table:table-cell>
          <table:table-cell office:value-type="string" table:style-name="ce1">
            <text:p>/krayt max allycode: 539432138</text:p>
          </table:table-cell>
          <table:table-cell office:value-type="string" table:style-name="ce1">
            <text:p>https://t.me/aquilon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urdich</text:p>
          </table:table-cell>
          <table:table-cell office:value-type="float" office:value="334572424" table:style-name="ce1">
            <text:p>334572424</text:p>
          </table:table-cell>
          <table:table-cell office:value-type="string" table:style-name="ce1">
            <text:p>/krayt max allycode: 334572424</text:p>
          </table:table-cell>
          <table:table-cell office:value-type="string" table:style-name="ce1">
            <text:p>https://t.me/zurdi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ubell Num</text:p>
          </table:table-cell>
          <table:table-cell office:value-type="float" office:value="485744974" table:style-name="ce1">
            <text:p>485744974</text:p>
          </table:table-cell>
          <table:table-cell office:value-type="string" table:style-name="ce1">
            <text:p>/krayt max allycode: 485744974</text:p>
          </table:table-cell>
          <table:table-cell office:value-type="string" table:style-name="ce1">
            <text:p>https://t.me/rube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uardito</text:p>
          </table:table-cell>
          <table:table-cell office:value-type="float" office:value="924791321" table:style-name="ce1">
            <text:p>924791321</text:p>
          </table:table-cell>
          <table:table-cell office:value-type="string" table:style-name="ce1">
            <text:p>/krayt max allycode: 924791321</text:p>
          </table:table-cell>
          <table:table-cell office:value-type="string" table:style-name="ce1">
            <text:p>https://t.me/duardit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Å‚M Albertus Desterradix</text:p>
          </table:table-cell>
          <table:table-cell office:value-type="float" office:value="838682427" table:style-name="ce1">
            <text:p>838682427</text:p>
          </table:table-cell>
          <table:table-cell office:value-type="string" table:style-name="ce1">
            <text:p>/krayt max allycode: 838682427</text:p>
          </table:table-cell>
          <table:table-cell office:value-type="string" table:style-name="ce1">
            <text:p>https://t.me/sertupy_chewbakk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Å‚M Picà°¥mbrute Goldhook</text:p>
          </table:table-cell>
          <table:table-cell office:value-type="float" office:value="692582543" table:style-name="ce1">
            <text:p>692582543</text:p>
          </table:table-cell>
          <table:table-cell office:value-type="string" table:style-name="ce1">
            <text:p>/krayt max allycode: 692582543</text:p>
          </table:table-cell>
          <table:table-cell office:value-type="string" table:style-name="ce1">
            <text:p>https://t.me/picambru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mullus</text:p>
          </table:table-cell>
          <table:table-cell office:value-type="float" office:value="885829796" table:style-name="ce1">
            <text:p>885829796</text:p>
          </table:table-cell>
          <table:table-cell office:value-type="string" table:style-name="ce1">
            <text:p>/krayt max allycode: 885829796</text:p>
          </table:table-cell>
          <table:table-cell office:value-type="string" table:style-name="ce1">
            <text:p>https://t.me/petpar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anSkyguay</text:p>
          </table:table-cell>
          <table:table-cell office:value-type="float" office:value="291214933" table:style-name="ce1">
            <text:p>291214933</text:p>
          </table:table-cell>
          <table:table-cell office:value-type="string" table:style-name="ce1">
            <text:p>/krayt max allycode: 291214933</text:p>
          </table:table-cell>
          <table:table-cell office:value-type="string" table:style-name="ce1">
            <text:p>https://t.me/fran_b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rtaBlacky</text:p>
          </table:table-cell>
          <table:table-cell office:value-type="float" office:value="748264957" table:style-name="ce1">
            <text:p>748264957</text:p>
          </table:table-cell>
          <table:table-cell office:value-type="string" table:style-name="ce1">
            <text:p>/krayt max allycode: 748264957</text:p>
          </table:table-cell>
          <table:table-cell office:value-type="string" table:style-name="ce1">
            <text:p>https://t.me/srtablack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akhammer</text:p>
          </table:table-cell>
          <table:table-cell office:value-type="float" office:value="557748142" table:style-name="ce1">
            <text:p>557748142</text:p>
          </table:table-cell>
          <table:table-cell office:value-type="string" table:style-name="ce1">
            <text:p>/krayt max allycode: 557748142</text:p>
          </table:table-cell>
          <table:table-cell office:value-type="string" table:style-name="ce1">
            <text:p>https://t.me/drakhamm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ivita 2</text:p>
          </table:table-cell>
          <table:table-cell office:value-type="float" office:value="493746942" table:style-name="ce1">
            <text:p>493746942</text:p>
          </table:table-cell>
          <table:table-cell office:value-type="string" table:style-name="ce1">
            <text:p>/krayt max allycode: 493746942</text:p>
          </table:table-cell>
          <table:table-cell office:value-type="string" table:style-name="ce1">
            <text:p>https://t.me/ovladaf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terio</text:p>
          </table:table-cell>
          <table:table-cell office:value-type="float" office:value="139682535" table:style-name="ce1">
            <text:p>139682535</text:p>
          </table:table-cell>
          <table:table-cell office:value-type="string" table:style-name="ce1">
            <text:p>/krayt max allycode: 139682535</text:p>
          </table:table-cell>
          <table:table-cell office:value-type="string" table:style-name="ce1">
            <text:p>https://t.me/bacterio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rin Woodle</text:p>
          </table:table-cell>
          <table:table-cell office:value-type="float" office:value="221328856" table:style-name="ce1">
            <text:p>221328856</text:p>
          </table:table-cell>
          <table:table-cell office:value-type="string" table:style-name="ce1">
            <text:p>/krayt max allycode: 221328856</text:p>
          </table:table-cell>
          <table:table-cell office:value-type="string" table:style-name="ce1">
            <text:p>https://t.me/bizky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IVAN</text:p>
          </table:table-cell>
          <table:table-cell office:value-type="float" office:value="629576362" table:style-name="ce1">
            <text:p>629576362</text:p>
          </table:table-cell>
          <table:table-cell office:value-type="string" table:style-name="ce1">
            <text:p>/krayt max allycode: 629576362</text:p>
          </table:table-cell>
          <table:table-cell office:value-type="string" table:style-name="ce1">
            <text:p>https://t.me/reivani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aetor</text:p>
          </table:table-cell>
          <table:table-cell office:value-type="float" office:value="171823961" table:style-name="ce1">
            <text:p>171823961</text:p>
          </table:table-cell>
          <table:table-cell office:value-type="string" table:style-name="ce1">
            <text:p>/krayt max allycode: 171823961</text:p>
          </table:table-cell>
          <table:table-cell office:value-type="string" table:style-name="ce1">
            <text:p>https://t.me/kraet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rthKelume</text:p>
          </table:table-cell>
          <table:table-cell office:value-type="float" office:value="238345248" table:style-name="ce1">
            <text:p>238345248</text:p>
          </table:table-cell>
          <table:table-cell office:value-type="string" table:style-name="ce1">
            <text:p>/krayt max allycode: 238345248</text:p>
          </table:table-cell>
          <table:table-cell office:value-type="string" table:style-name="ce1">
            <text:p>https://t.me/darth_kelu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nGsÃ–nG</text:p>
          </table:table-cell>
          <table:table-cell office:value-type="float" office:value="866144672" table:style-name="ce1">
            <text:p>866144672</text:p>
          </table:table-cell>
          <table:table-cell office:value-type="string" table:style-name="ce1">
            <text:p>/krayt max allycode: 866144672</text:p>
          </table:table-cell>
          <table:table-cell office:value-type="string" table:style-name="ce1">
            <text:p>https://t.me/singsong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ujidor</text:p>
          </table:table-cell>
          <table:table-cell office:value-type="float" office:value="618143989" table:style-name="ce1">
            <text:p>618143989</text:p>
          </table:table-cell>
          <table:table-cell office:value-type="string" table:style-name="ce1">
            <text:p>/krayt max allycode: 618143989</text:p>
          </table:table-cell>
          <table:table-cell office:value-type="string" table:style-name="ce1">
            <text:p>https://t.me/crujidor19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385292774" table:style-name="ce1">
            <text:p>385292774</text:p>
          </table:table-cell>
          <table:table-cell office:value-type="string" table:style-name="ce1">
            <text:p>/krayt max allycode: 385292774</text:p>
          </table:table-cell>
          <table:table-cell office:value-type="string" table:style-name="ce1">
            <text:p>https://t.me/david_19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Å‚M CNOS Salva</text:p>
          </table:table-cell>
          <table:table-cell office:value-type="float" office:value="486369578" table:style-name="ce1">
            <text:p>486369578</text:p>
          </table:table-cell>
          <table:table-cell office:value-type="string" table:style-name="ce1">
            <text:p>/krayt max allycode: 486369578</text:p>
          </table:table-cell>
          <table:table-cell office:value-type="string" table:style-name="ce1">
            <text:p>https://t.me/salvad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GER</text:p>
          </table:table-cell>
          <table:table-cell office:value-type="float" office:value="857253836" table:style-name="ce1">
            <text:p>857253836</text:p>
          </table:table-cell>
          <table:table-cell office:value-type="string" table:style-name="ce1">
            <text:p>/krayt max allycode: 857253836</text:p>
          </table:table-cell>
          <table:table-cell office:value-type="string" table:style-name="ce1">
            <text:p>https://t.me/roger_marado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rthDitto</text:p>
          </table:table-cell>
          <table:table-cell office:value-type="float" office:value="592588681" table:style-name="ce1">
            <text:p>592588681</text:p>
          </table:table-cell>
          <table:table-cell office:value-type="string" table:style-name="ce1">
            <text:p>/krayt max allycode: 592588681</text:p>
          </table:table-cell>
          <table:table-cell office:value-type="string" table:style-name="ce1">
            <text:p>https://t.me/fuas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eruel</text:p>
          </table:table-cell>
          <table:table-cell office:value-type="float" office:value="734126584" table:style-name="ce1">
            <text:p>734126584</text:p>
          </table:table-cell>
          <table:table-cell office:value-type="string" table:style-name="ce1">
            <text:p>/krayt max allycode: 734126584</text:p>
          </table:table-cell>
          <table:table-cell office:value-type="string" table:style-name="ce1">
            <text:p>https://t.me/zeruelshinomor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avhen Akkad</text:p>
          </table:table-cell>
          <table:table-cell office:value-type="float" office:value="624174832" table:style-name="ce1">
            <text:p>624174832</text:p>
          </table:table-cell>
          <table:table-cell office:value-type="string" table:style-name="ce1">
            <text:p>/krayt max allycode: 624174832</text:p>
          </table:table-cell>
          <table:table-cell office:value-type="string" table:style-name="ce1">
            <text:p>https://t.me/dravh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sete</text:p>
          </table:table-cell>
          <table:table-cell office:value-type="float" office:value="961382775" table:style-name="ce1">
            <text:p>961382775</text:p>
          </table:table-cell>
          <table:table-cell office:value-type="string" table:style-name="ce1">
            <text:p>/krayt max allycode: 961382775</text:p>
          </table:table-cell>
          <table:table-cell office:value-type="string" table:style-name="ce1">
            <text:p>https://t.me/josete976</text:p>
          </table:table-cell>
          <table:table-cell table:number-columns-repeated="16380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Francisco Ruvalcaba Castañeda</dc:creator>
    <meta:creation-date>2023-09-14T22:06:41Z</meta:creation-date>
    <dc:date>2023-09-14T22:07:08Z</dc:date>
  </office:meta>
</office:document-meta>
</file>